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ac4" officeooo:paragraph-rsid="0018eac4"/>
    </style:style>
    <style:style style:name="P2" style:family="paragraph" style:parent-style-name="Standard">
      <style:text-properties officeooo:rsid="0019cc30" officeooo:paragraph-rsid="0019cc30"/>
    </style:style>
    <style:style style:name="P3" style:family="paragraph" style:parent-style-name="Standard">
      <style:text-properties officeooo:rsid="0019cc30" officeooo:paragraph-rsid="001dcf5c"/>
    </style:style>
    <style:style style:name="P4" style:family="paragraph" style:parent-style-name="Standard">
      <style:text-properties fo:font-weight="bold" officeooo:rsid="0019cc30" officeooo:paragraph-rsid="0019cc30" style:font-weight-asian="bold" style:font-weight-complex="bold"/>
    </style:style>
    <style:style style:name="T1" style:family="text">
      <style:text-properties officeooo:rsid="0018eac4"/>
    </style:style>
    <style:style style:name="T2" style:family="text">
      <style:text-properties officeooo:rsid="0019e48c"/>
    </style:style>
    <style:style style:name="T3" style:family="text">
      <style:text-properties officeooo:rsid="001d099a"/>
    </style:style>
    <style:style style:name="T4" style:family="text">
      <style:text-properties officeooo:rsid="001dc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die Stigler – mgs4ff</text:p>
      <text:p text:style-name="P1">10/8/14</text:p>
      <text:p text:style-name="P1">analysis.pdf</text:p>
      <text:p text:style-name="P1">2150 – 104</text:p>
      <text:p text:style-name="P1"/>
      <text:p text:style-name="Standard"><text:span text:style-name="T1">testfile4.txt: <text:s/>a b c d e f g h i j k l m n o p q r s t u v w x y z</text:span></text:p>
      <text:p text:style-name="Standard"/>
      <text:p text:style-name="Standard"><text:tab/><text:span text:style-name="T1">This test file works because it shows a large difference in performance between BST trees and AVL trees in a simple way. <text:s/>While the AVL tree will be continuously balancing itself to keep the difference in nodes no greater than 1, the BST will continue storing the elements in a linear structure. <text:s/>This results in a greater search time for the BST and a quicker one for the AVL tree. <text:s/>The AVL tree has a smaller node depth, thus limiting the number of links followed to access a particular node.</text:span></text:p>
      <text:p text:style-name="Standard"/>
      <text:p text:style-name="P4">Results for testfile1:</text:p>
      <text:p text:style-name="P2">BST:</text:p>
      <text:p text:style-name="P2">Left links followed = 0</text:p>
      <text:p text:style-name="P2">Right links followed = 0</text:p>
      <text:p text:style-name="P2">Total number of nodes = 19</text:p>
      <text:p text:style-name="P2">Avg. node depth = 3.157789</text:p>
      <text:p text:style-name="P2"/>
      <text:p text:style-name="P2">AVL Tree:</text:p>
      <text:p text:style-name="P2">Left links followed = 0</text:p>
      <text:p text:style-name="P2">Right links followed = 0</text:p>
      <text:p text:style-name="P2">Total number of nodes = 19</text:p>
      <text:p text:style-name="P2">Single Rotations = 2</text:p>
      <text:p text:style-name="P2">Double Rotations = 2</text:p>
      <text:p text:style-name="P2">Avg. node depth = 2.26316</text:p>
      <text:p text:style-name="P2"><text:tab/>Enter word to lookup &gt; einstein</text:p>
      <text:p text:style-name="P2"><text:tab/>Word was found: einstein</text:p>
      <text:p text:style-name="P2"/>
      <text:p text:style-name="P2">BST:</text:p>
      <text:p text:style-name="P2">Left links followed = 4</text:p>
      <text:p text:style-name="P2">Right links followed = 2</text:p>
      <text:p text:style-name="P2">Total number of nodes = 19</text:p>
      <text:p text:style-name="P2">Avg. node depth = 3.15789</text:p>
      <text:p text:style-name="P2"/>
      <text:p text:style-name="P2">AVL Tree:</text:p>
      <text:p text:style-name="P2">Left links followed = 2</text:p>
      <text:p text:style-name="P2">Right links followed = 2</text:p>
      <text:p text:style-name="P2">Total number of nodes = 19</text:p>
      <text:p text:style-name="P2">Single Rotations = 2</text:p>
      <text:p text:style-name="P2">Double Rotations = 2</text:p>
      <text:p text:style-name="P2">Avg. node depth = 2.26316</text:p>
      <text:p text:style-name="P2"/>
      <text:p text:style-name="P4">Results for testfile2:</text:p>
      <text:p text:style-name="P2">BST:</text:p>
      <text:p text:style-name="P2">Left links followed = 0</text:p>
      <text:p text:style-name="P2">Right links followed = 0</text:p>
      <text:p text:style-name="P2">Total number of nodes = 16</text:p>
      <text:p text:style-name="P2"><text:soft-page-break/>Avg. node depth = 6.0625</text:p>
      <text:p text:style-name="P2"/>
      <text:p text:style-name="P2">AVL Tree:</text:p>
      <text:p text:style-name="P2">Left links followed = 0</text:p>
      <text:p text:style-name="P2">Right links followed = 0</text:p>
      <text:p text:style-name="P2">Total number of nodes = 16</text:p>
      <text:p text:style-name="P2">Single Rotations = 9</text:p>
      <text:p text:style-name="P2">Double Rotations = 0</text:p>
      <text:p text:style-name="P2">Avg. node depth = 2.5</text:p>
      <text:p text:style-name="P2"><text:tab/>Enter word to lookup &gt; bee</text:p>
      <text:p text:style-name="P2"><text:tab/>Word was found: bee</text:p>
      <text:p text:style-name="P2"/>
      <text:p text:style-name="P2">BST:</text:p>
      <text:p text:style-name="P2">Left links followed = 0</text:p>
      <text:p text:style-name="P2">Right links followed = 1</text:p>
      <text:p text:style-name="P2">Total number of nodes = 16</text:p>
      <text:p text:style-name="P2">Avg. node depth = 6.0625</text:p>
      <text:p text:style-name="P2"/>
      <text:p text:style-name="P2">AVL Tree:</text:p>
      <text:p text:style-name="P2">Left links followed = 2</text:p>
      <text:p text:style-name="P2">Right links followed = 0</text:p>
      <text:p text:style-name="P2">Total number of nodes = 16</text:p>
      <text:p text:style-name="P2">Single Rotations = 9</text:p>
      <text:p text:style-name="P2">Double Rotations = 0</text:p>
      <text:p text:style-name="P2">Avg. node depth = 2.5</text:p>
      <text:p text:style-name="P2"/>
      <text:p text:style-name="P4">Results for testfile3:</text:p>
      <text:p text:style-name="P2">BST:</text:p>
      <text:p text:style-name="P2">Left links followed = 0</text:p>
      <text:p text:style-name="P2">Right links followed = 0</text:p>
      <text:p text:style-name="P2">Total number of nodes = 13</text:p>
      <text:p text:style-name="P2">Avg. node depth = 3.23077</text:p>
      <text:p text:style-name="P2"/>
      <text:p text:style-name="P2">AVL Tree:</text:p>
      <text:p text:style-name="P2">Left links followed = 0</text:p>
      <text:p text:style-name="P2">Right links followed = 0</text:p>
      <text:p text:style-name="P2">Total number of nodes = 13</text:p>
      <text:p text:style-name="P2">Single Rotations = 1</text:p>
      <text:p text:style-name="P2">Double Rotations = 2</text:p>
      <text:p text:style-name="P2">Avg. node depth = 2.23077</text:p>
      <text:p text:style-name="P2"><text:tab/>Enter word to lookup &gt; littered</text:p>
      <text:p text:style-name="P2"><text:tab/>Word was found: littered</text:p>
      <text:p text:style-name="P2"/>
      <text:p text:style-name="P2">BST:</text:p>
      <text:p text:style-name="P2">Left links followed = 1</text:p>
      <text:p text:style-name="P2">Right links followed = 1</text:p>
      <text:p text:style-name="P2">Total number of nodes = 13</text:p>
      <text:p text:style-name="P2">Avg. node depth = 3.23077</text:p>
      <text:p text:style-name="P2"/>
      <text:p text:style-name="P2"><text:soft-page-break/>AVL Tree:</text:p>
      <text:p text:style-name="P2">Left links followed = 0</text:p>
      <text:p text:style-name="P2">Right links followed = 0</text:p>
      <text:p text:style-name="P2">Total number of nodes = 13</text:p>
      <text:p text:style-name="P2">Single Rotations = 1</text:p>
      <text:p text:style-name="P2">Double Rotations = 2</text:p>
      <text:p text:style-name="P2">Avg. node depth = 2.23077</text:p>
      <text:p text:style-name="P2"/>
      <text:p text:style-name="P4">Results for testfile 4:</text:p>
      <text:p text:style-name="P2">BST:</text:p>
      <text:p text:style-name="P2">Left links followed = 0</text:p>
      <text:p text:style-name="P2">Right links followed = 0</text:p>
      <text:p text:style-name="P2">Total number of nodes = 26</text:p>
      <text:p text:style-name="P2">Avg. node depth = 12.5</text:p>
      <text:p text:style-name="P2"/>
      <text:p text:style-name="P2">AVL Tree:</text:p>
      <text:p text:style-name="P2">Left links followed = 0</text:p>
      <text:p text:style-name="P2">Right links followed = 0</text:p>
      <text:p text:style-name="P2">Total number of nodes = 26</text:p>
      <text:p text:style-name="P2">Single Rotations = 21</text:p>
      <text:p text:style-name="P2">Double Rotations = 0</text:p>
      <text:p text:style-name="P2">Avg. node depth = 3</text:p>
      <text:p text:style-name="P2"><text:tab/>Enter word to lookup &gt; l</text:p>
      <text:p text:style-name="P2"><text:tab/>Word was found: l</text:p>
      <text:p text:style-name="P2"/>
      <text:p text:style-name="P2">BST:</text:p>
      <text:p text:style-name="P2">Left links followed = 0</text:p>
      <text:p text:style-name="P2">Right links followed = 11</text:p>
      <text:p text:style-name="P2">Total number of nodes = 26</text:p>
      <text:p text:style-name="P2">Avg. node depth = 12.5</text:p>
      <text:p text:style-name="P2"/>
      <text:p text:style-name="P2">AVL Tree:</text:p>
      <text:p text:style-name="P2">Left links followed = 1</text:p>
      <text:p text:style-name="P2">Right links followed = 1</text:p>
      <text:p text:style-name="P2">Total number of nodes = 26</text:p>
      <text:p text:style-name="P2">Single Rotations = 21</text:p>
      <text:p text:style-name="P2">Double Rotations = 0</text:p>
      <text:p text:style-name="P2">Avg. node depth = 3</text:p>
      <text:p text:style-name="P2"/>
      <text:p text:style-name="P3"><text:tab/></text:p>
      <text:p text:style-name="P3"><text:tab/>Based just on the data above, you can see several benefits to choosing AVL trees over Binary </text:p>
      <text:p text:style-name="P3"/>
      <text:p text:style-name="P3">Search Trees. <text:s/><text:span text:style-name="T2">One of the main situations where AVL trees are preferable to BSTs is when quick </text:span></text:p>
      <text:p text:style-name="P3"/>
      <text:p text:style-name="P3"><text:span text:style-name="T2">searches are necessary. <text:s/>Searching in AVL trees is O(log n) since AVL trees are always balanced. <text:s/>AVL </text:span></text:p>
      <text:p text:style-name="P3"/>
      <text:p text:style-name="P3"><text:span text:style-name="T2">trees use rotation of nodes to balance themselves and limit the node depth of the tree. <text:s/>This makes </text:span></text:p>
      <text:p text:style-name="P3"/>
      <text:p text:style-name="P3"><text:span text:style-name="T2">searches in AVL trees quicker than BST searches. <text:s/>Another reason we might prefer using AVL to BST is </text:span></text:p>
      <text:p text:style-name="P3"><text:soft-page-break/></text:p>
      <text:p text:style-name="P3"><text:span text:style-name="T2">if you already have a dataset and want to access large amounts of data quickly. <text:s/>While the insertion and </text:span></text:p>
      <text:p text:style-name="P3"/>
      <text:p text:style-name="P3"><text:span text:style-name="T2">deletion operations on an AVL tree may be costly in terms of time, the tree remains balanced whereas a </text:span></text:p>
      <text:p text:style-name="P3"/>
      <text:p text:style-name="P3"><text:span text:style-name="T2">BST might be more likely to be more heavily weighted on either the left or right side.</text:span></text:p>
      <text:p text:style-name="P2"/>
      <text:p text:style-name="P3"><text:tab/><text:span text:style-name="T3">One of the costs incurred in AVL implementation include a longer insertion and deletion time. <text:s text:c="2"/></text:span></text:p>
      <text:p text:style-name="P3"/>
      <text:p text:style-name="P3"><text:span text:style-name="T3">This is due to the fact that the tree does self-balance which can require node rotations. <text:s/>These node </text:span></text:p>
      <text:p text:style-name="P3"/>
      <text:p text:style-name="P3"><text:span text:style-name="T3">rotations are accomplished as either single node rotations or double node rotations in order to ensure </text:span></text:p>
      <text:p text:style-name="P3"/>
      <text:p text:style-name="P3"><text:span text:style-name="T3">the node height difference does not differ by more than one. <text:s/>Binary search trees do not self balance so </text:span></text:p>
      <text:p text:style-name="P3"/>
      <text:p text:style-name="P3"><text:span text:style-name="T3">insertions and deletions in BSTs don't have quite the time cost that AVL trees have. <text:s/>However, this cost </text:span></text:p>
      <text:p text:style-name="P3"/>
      <text:p text:style-name="P3"><text:span text:style-name="T3">is incurred in order to make search time more efficient and to make the tree itself more balanced and </text:span></text:p>
      <text:p text:style-name="P3"/>
      <text:p text:style-name="P3"><text:span text:style-name="T3">optimized. <text:s/>Another potential cost of AVL implementation is that while they are more balanced than </text:span></text:p>
      <text:p text:style-name="P3"/>
      <text:p text:style-name="P3"><text:span text:style-name="T3">BSTs, they are not perfectly balance. <text:s/>This just means they could be even more optimized for searching </text:span></text:p>
      <text:p text:style-name="P3"/>
      <text:p text:style-name="P3"><text:span text:style-name="T3">and probably less so for inserting and deleting. <text:s/>After running these test files, I would think that it isn't </text:span></text:p>
      <text:p text:style-name="P3"/>
      <text:p text:style-name="P3"><text:span text:style-name="T3">completely necessary for the tree to be perfectly balanced to be highly optimized. <text:s/></text:span></text:p>
      <text:p text:style-name="P3"><text:tab/></text:p>
      <text:p text:style-name="P3"><text:span text:style-name="T4"><text:tab/>In general, AVL trees are preferred over Binary Search Trees due to their self-balancing nature. <text:s/></text:span></text:p>
      <text:p text:style-name="P3"/>
      <text:p text:style-name="P3"><text:span text:style-name="T4">The rotating property of the nodes in the tree and the inclusion of the balance factor in the node fields </text:span></text:p>
      <text:p text:style-name="P3"/>
      <text:p text:style-name="P3"><text:span text:style-name="T4">help to keep the tree balanced and optimized for searches. <text:s/>While there are a few costs incurred during </text:span></text:p>
      <text:p text:style-name="P3"/>
      <text:p text:style-name="P3"><text:span text:style-name="T4">the implementation of AVL trees, they are also necessary to maintain the balancing and optimizing </text:span></text:p>
      <text:p text:style-name="P3"/>
      <text:p text:style-name="P3"><text:span text:style-name="T4">properties of AVL tre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21:48:52.515165021</meta:creation-date>
    <dc:date>2014-10-09T00:03:46.507023244</dc:date>
    <meta:editing-duration>PT11M30S</meta:editing-duration>
    <meta:editing-cycles>1</meta:editing-cycles>
    <meta:document-statistic meta:table-count="0" meta:image-count="0" meta:object-count="0" meta:page-count="4" meta:paragraph-count="139" meta:word-count="984" meta:character-count="5106" meta:non-whitespace-character-count="4199"/>
    <meta:generator>LibreOffice/4.2.4.2$Linux_x86 LibreOffice_project/420m0$Build-2</meta:generator>
  </office:meta>
</office:document-meta>
</file>